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L1">
      <style:text-properties style:font-name="Times New Roman" officeooo:rsid="00033718" officeooo:paragraph-rsid="00033718"/>
    </style:style>
    <style:style style:name="P2" style:family="paragraph" style:parent-style-name="Title">
      <style:text-properties style:font-name="Times New Roman" officeooo:rsid="001e2743" officeooo:paragraph-rsid="00033718"/>
    </style:style>
    <style:style style:name="T1" style:family="text">
      <style:text-properties officeooo:rsid="00217f2f"/>
    </style:style>
    <style:style style:name="T2" style:family="text">
      <style:text-properties officeooo:rsid="0003371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pter <text:span text:style-name="T2">4</text:span><text:span text:style-name="T1">: </text:span><text:span text:style-name="T2">Labor &amp; Financial Markets</text:span></text:p>
      <text:list xml:id="list3566315943" text:style-name="L1">
        <text:list-item>
          <text:p text:style-name="P1">Labor Market</text:p>
        </text:list-item>
        <text:list-item>
          <text:p text:style-name="P1">Labor Demand</text:p>
          <text:list>
            <text:list-item>
              <text:p text:style-name="P1">Comes from firms hiring for labor</text:p>
            </text:list-item>
            <text:list-item>
              <text:p text:style-name="P1">Quantity of labor is determined by the price of labor</text:p>
            </text:list-item>
          </text:list>
        </text:list-item>
        <text:list-item>
          <text:p text:style-name="P1">Labor Supply</text:p>
          <text:list>
            <text:list-item>
              <text:p text:style-name="P1">Comes from consumers trying to find opportunities for labor for money</text:p>
            </text:list-item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16:13:19.186154445</meta:creation-date>
    <dc:date>2022-04-07T21:38:07.594099819</dc:date>
    <meta:editing-duration>PT5H14M38S</meta:editing-duration>
    <meta:editing-cycles>1</meta:editing-cycles>
    <meta:generator>LibreOffice/7.2.5.2.0$Linux_X86_64 LibreOffice_project/20$Build-2</meta:generator>
    <meta:document-statistic meta:table-count="0" meta:image-count="0" meta:object-count="0" meta:page-count="1" meta:paragraph-count="8" meta:word-count="46" meta:character-count="234" meta:non-whitespace-character-count="202"/>
  </office:meta>
</office:document-meta>
</file>